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70.9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38.63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40.48mm"/>
    </style:style>
    <style:style style:name="co12" style:family="table-column">
      <style:table-column-properties fo:break-before="auto" style:column-width="39.42mm"/>
    </style:style>
    <style:style style:name="co13" style:family="table-column">
      <style:table-column-properties fo:break-before="auto" style:column-width="39.1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27.78mm"/>
    </style:style>
    <style:style style:name="co16" style:family="table-column">
      <style:table-column-properties fo:break-before="auto" style:column-width="49.48mm"/>
    </style:style>
    <style:style style:name="co17" style:family="table-column">
      <style:table-column-properties fo:break-before="auto" style:column-width="52.39mm"/>
    </style:style>
    <style:style style:name="co18" style:family="table-column">
      <style:table-column-properties fo:break-before="auto" style:column-width="102.13mm"/>
    </style:style>
    <style:style style:name="co19" style:family="table-column">
      <style:table-column-properties fo:break-before="auto" style:column-width="28.84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26.72mm"/>
    </style:style>
    <style:style style:name="co22" style:family="table-column">
      <style:table-column-properties fo:break-before="auto" style:column-width="73.55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91.55mm"/>
    </style:style>
    <style:style style:name="co25" style:family="table-column">
      <style:table-column-properties fo:break-before="auto" style:column-width="334.7mm"/>
    </style:style>
    <style:style style:name="co26" style:family="table-column">
      <style:table-column-properties fo:break-before="auto" style:column-width="113.51mm"/>
    </style:style>
    <style:style style:name="co27" style:family="table-column">
      <style:table-column-properties fo:break-before="auto" style:column-width="132.29mm"/>
    </style:style>
    <style:style style:name="co28" style:family="table-column">
      <style:table-column-properties fo:break-before="auto" style:column-width="104.51mm"/>
    </style:style>
    <style:style style:name="co29" style:family="table-column">
      <style:table-column-properties fo:break-before="auto" style:column-width="86.25mm"/>
    </style:style>
    <style:style style:name="co30" style:family="table-column">
      <style:table-column-properties fo:break-before="auto" style:column-width="32.54mm"/>
    </style:style>
    <style:style style:name="co31" style:family="table-column">
      <style:table-column-properties fo:break-before="auto" style:column-width="83.34mm"/>
    </style:style>
    <style:style style:name="co32" style:family="table-column">
      <style:table-column-properties fo:break-before="auto" style:column-width="22.49mm"/>
    </style:style>
    <style:style style:name="co33" style:family="table-column">
      <style:table-column-properties fo:break-before="auto" style:column-width="21.17mm"/>
    </style:style>
    <style:style style:name="co34" style:family="table-column">
      <style:table-column-properties fo:break-before="auto" style:column-width="45.24mm"/>
    </style:style>
    <style:style style:name="co35" style:family="table-column">
      <style:table-column-properties fo:break-before="auto" style:column-width="35.98mm"/>
    </style:style>
    <style:style style:name="co36" style:family="table-column">
      <style:table-column-properties fo:break-before="auto" style:column-width="61.38mm"/>
    </style:style>
    <style:style style:name="co37" style:family="table-column">
      <style:table-column-properties fo:break-before="auto" style:column-width="37.84mm"/>
    </style:style>
    <style:style style:name="co38" style:family="table-column">
      <style:table-column-properties fo:break-before="auto" style:column-width="43.13mm"/>
    </style:style>
    <style:style style:name="co39" style:family="table-column">
      <style:table-column-properties fo:break-before="auto" style:column-width="33.87mm"/>
    </style:style>
    <style:style style:name="co40" style:family="table-column">
      <style:table-column-properties fo:break-before="auto" style:column-width="34.9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PageStyle_5f_Visualização">
      <style:table-properties table:display="false" style:writing-mode="lr-tb"/>
    </style:style>
    <style:style style:name="ta2" style:family="table" style:master-page-name="PageStyle_5f_Dados">
      <style:table-properties table:display="false" style:writing-mode="lr-tb"/>
    </style:style>
    <style:style style:name="ta3" style:family="table" style:master-page-name="PageStyle_5f_Conhecimento">
      <style:table-properties table:display="false" style:writing-mode="lr-tb"/>
    </style:style>
    <style:style style:name="ta4" style:family="table" style:master-page-name="PageStyle_5f_Modelos">
      <style:table-properties table:display="false" style:writing-mode="lr-tb"/>
    </style:style>
    <style:style style:name="ta5" style:family="table" style:master-page-name="PageStyle_5f_todos">
      <style:table-properties table:display="true" style:writing-mode="lr-tb"/>
    </style:style>
    <style:style style:name="ta6" style:family="table" style:master-page-name="PageStyle_5f_taxonomia-final">
      <style:table-properties table:display="true" style:writing-mode="lr-tb"/>
    </style:style>
    <style:style style:name="ta7" style:family="table" style:master-page-name="PageStyle_5f_graficos">
      <style:table-properties table:display="true" style:writing-mode="lr-tb"/>
    </style:style>
    <style:style style:name="ta8" style:family="table" style:master-page-name="PageStyle_5f_trabalhos-iteraçõ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sualizaçã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Integração de Frameworks da Literatur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pezzotti17:deepeyes</text:p>
          </table:table-cell>
          <table:table-cell table:style-name="Default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y12:gla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lmer19:imwe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mura19:integra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tenbacher13:lem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decasteele16:reaso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zanowski18:senseplace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elsen16:suppor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y17:towar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nna16:visu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14:visual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" table:style-name="ta2"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guo15:visualizatio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peng15:analytic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nzaken11:edi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dikowa18:gener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ener17:tam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mko12: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wson09:visu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o12:wm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hecimento" table:style-name="ta3"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6" table:number-columns-repeated="19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1" office:value-type="string" calcext:value-type="string">
            <text:p>Cita o fato de pouca documentação sobre V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uchta19:contribu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njemmaa19: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harl16:scal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njamin16:semant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09:squavis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iang19:towards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s" table:style-name="ta4">
        <table:table-column table:style-name="co16" table:default-cell-style-name="ce2"/>
        <table:table-column table:style-name="co1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sjobergh15:visualization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li15:geoda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segura17:historyviewe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essendorfer18:integra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ello18:integra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jonsson19:inviwo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zhang15:iterativ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gatto12:multi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lonso17:multilaye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vlantis18:lin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su18:reconfigurabl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lein15:runtim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linin17:socrat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larranaga18:supporting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hae16:comparison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lamaras18:toward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park16:visual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s" table:style-name="ta5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9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6" table:number-columns-repeated="17" table:default-cell-style-name="ce2"/>
        <table:table-column table:style-name="co7" table:number-columns-repeated="997" table:default-cell-style-name="ce2"/>
        <table:table-row table:style-name="ro1">
          <table:table-cell table:style-name="ce4" office:value-type="string" calcext:value-type="string">
            <text:p>Número</text:p>
          </table:table-cell>
          <table:table-cell table:style-name="ce1" office:value-type="string" calcext:value-type="string">
            <text:p>Título Artigo</text:p>
          </table:table-cell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VA</text:p>
          </table:table-cell>
          <table:table-cell table:style-name="ce6" office:value-type="string" calcext:value-type="string">
            <text:p>Coluna 1</text:p>
          </table:table-cell>
          <table:table-cell table:style-name="ce1" office:value-type="string" calcext:value-type="string">
            <text:p>Coluna 2</text:p>
          </table:table-cell>
          <table:table-cell table:style-name="ce1" office:value-type="string" calcext:value-type="string">
            <text:p>Coluna 3</text:p>
          </table:table-cell>
          <table:table-cell table:style-name="ce1" office:value-type="string" calcext:value-type="string">
            <text:p>Coluna 4</text:p>
          </table:table-cell>
          <table:table-cell table:style-name="ce1" office:value-type="string" calcext:value-type="string">
            <text:p>Coluna 5</text:p>
          </table:table-cell>
          <table:table-cell table:style-name="ce1" office:value-type="string" calcext:value-type="string">
            <text:p>Coluna 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n Architectural Proposal to Explore the Data of a Private Community Through Visual Analytic</text:p>
          </table:table-cell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iNA: A Visual Analytics Tool for Biological Network Data</text:p>
          </table:table-cell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nabling collaborative decision-making in watershed management using cloud-computing services</text:p>
          </table:table-cell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eoDa Web: Enhancing Web-based Mapping with Spatial Analytics</text:p>
          </table:table-cell>
          <table:table-cell table:style-name="ce1" office:value-type="string" calcext:value-type="string">
            <text:p>li15:geod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Utilização de APIs</text:p>
          </table:table-cell>
          <table:table-cell table:style-name="ce3" office:value-type="string" calcext:value-type="string">
            <text:p>Exemplo de VA como um conglomerado de outros sistemas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1" office:value-type="string" calcext:value-type="string">
            <text:p>segura17:historyview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Rastreamento de sessões de análises exploratórias</text:p>
          </table:table-cell>
          <table:table-cell table:style-name="ce3" office:value-type="string" calcext:value-type="string">
            <text:p>Não apresenta a construção do VAApp</text:p>
          </table:table-cell>
          <table:table-cell table:style-name="ce3" office:value-type="string" calcext:value-type="string">
            <text:p>Apresenta um componente para apoiar o V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ntegrating downhole temperature sensing datasets and visual analytics for improved gas lift well surveillance</text:p>
          </table:table-cell>
          <table:table-cell table:style-name="ce1" office:value-type="string" calcext:value-type="string">
            <text:p>bello18:integra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5 camadas e fluxo de processo</text:p>
          </table:table-cell>
          <table:table-cell table:style-name="ce3" office:value-type="string" calcext:value-type="string">
            <text:p>Camada de Input, Preprocessamento, processamento e resultado</text:p>
          </table:table-cell>
          <table:table-cell table:style-name="ce3" office:value-type="string" calcext:value-type="string">
            <text:p>Uso de dados heterogêneos</text:p>
          </table:table-cell>
          <table:table-cell table:style-name="ce3" office:value-type="string" calcext:value-type="string">
            <text:p>Arquitetura distribuída</text:p>
          </table:table-cell>
          <table:table-cell table:style-name="Default"/>
          <table:table-cell table:style-name="ce9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nviwo - A Visualization System with Usage Abstraction Levels</text:p>
          </table:table-cell>
          <table:table-cell table:style-name="ce1" office:value-type="string" calcext:value-type="string">
            <text:p>jonsson19:inviwo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apresenta detalhes de engenharia de software. Apresenta detalhamento de hardaware</text:p>
          </table:table-cell>
          <table:table-cell table:style-name="ce3" office:value-type="string" calcext:value-type="string">
            <text:p>Descreve 3 componentes: Core, Módulos e Aplicaçõe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terative cohort analysis and exploration</text:p>
          </table:table-cell>
          <table:table-cell table:style-name="ce1" office:value-type="string" calcext:value-type="string">
            <text:p>zhang15:iterativ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 e fluxo de processo</text:p>
          </table:table-cell>
          <table:table-cell table:style-name="ce3" office:value-type="string" calcext:value-type="string">
            <text:p>BD de coorte, população e controlador de BD</text:p>
          </table:table-cell>
          <table:table-cell table:style-name="ce3" office:value-type="string" calcext:value-type="string">
            <text:p>Controlador de Aplicação</text:p>
          </table:table-cell>
          <table:table-cell table:style-name="ce3" office:value-type="string" calcext:value-type="string">
            <text:p>O controlador de aplicação gerencia as visualizações</text:p>
          </table:table-cell>
          <table:table-cell table:style-name="ce3" office:value-type="string" calcext:value-type="string">
            <text:p>Modelo de dados baseado no UFM (Universal Feature Model)</text:p>
          </table:table-cell>
          <table:table-cell table:style-name="ce9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Multi-representation Lens for Visual Analytics</text:p>
          </table:table-cell>
          <table:table-cell table:style-name="ce1" office:value-type="string" calcext:value-type="string">
            <text:p>gatto12:multi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contexto e camada de análise</text:p>
          </table:table-cell>
          <table:table-cell table:style-name="ce3" office:value-type="string" calcext:value-type="string">
            <text:p>Visualização nos terminais clientes</text:p>
          </table:table-cell>
          <table:table-cell table:style-name="ce3" office:value-type="string" calcext:value-type="string">
            <text:p>Arquitetura somente do servidor de V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ultilayer Architecture for Heterogeneous Geospatial Data Analytics: Querying and Understanding EO Archives</text:p>
          </table:table-cell>
          <table:table-cell table:style-name="ce1" office:value-type="string" calcext:value-type="string">
            <text:p>alonso17:multilay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, sendo 6 camadas</text:p>
          </table:table-cell>
          <table:table-cell table:style-name="ce3" office:value-type="string" calcext:value-type="string">
            <text:p>3 camadas para processamento de dado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visualização no clien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On-Line Big-Data Processing for Visual Analytics with Argus-Panoptes</text:p>
          </table:table-cell>
          <table:table-cell table:style-name="ce1" office:value-type="string" calcext:value-type="string">
            <text:p>vlantis18:lin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Camada nuvem e camada cliente</text:p>
          </table:table-cell>
          <table:table-cell table:style-name="ce3" office:value-type="string" calcext:value-type="string">
            <text:p>VA server e cliente</text:p>
          </table:table-cell>
          <table:table-cell table:style-name="ce3" office:value-type="string" calcext:value-type="string">
            <text:p>Comunicação via RESTAPI</text:p>
          </table:table-cell>
          <table:table-cell table:style-name="ce1" office:value-type="string" calcext:value-type="string">
            <text:p>Apresenta Princípios de Desig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econfigurable visual computing architecture for extreme-scale visual analytics</text:p>
          </table:table-cell>
          <table:table-cell table:style-name="ce1" office:value-type="string" calcext:value-type="string">
            <text:p>su18:reconfigurabl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4 componentes</text:p>
          </table:table-cell>
          <table:table-cell table:style-name="ce3" office:value-type="string" calcext:value-type="string">
            <text:p>Dois componentes de Visualização no hardware e software e dois componentes de dados</text:p>
          </table:table-cell>
          <table:table-cell table:style-name="ce3" office:value-type="string" calcext:value-type="string">
            <text:p>Visualização heterogênea</text:p>
          </table:table-cell>
          <table:table-cell table:style-name="ce3" office:value-type="string" calcext:value-type="string">
            <text:p>Visualização em dispositivos de alta definição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untime Performance Challenges in Big Data Systems</text:p>
          </table:table-cell>
          <table:table-cell table:style-name="ce1" office:value-type="string" calcext:value-type="string">
            <text:p>klein15:runtim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presentação baseada em process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OCRAT Platform Design: A Web Architecture for Interactive Visual Analytics Applications</text:p>
          </table:table-cell>
          <table:table-cell table:style-name="ce1" office:value-type="string" calcext:value-type="string">
            <text:p>kalinin17:socrat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modular web</text:p>
          </table:table-cell>
          <table:table-cell table:style-name="ce3" office:value-type="string" calcext:value-type="string">
            <text:p>Visualização como pipe de 3 estágios(Preparação de dados, representação e renderização)</text:p>
          </table:table-cell>
          <table:table-cell table:style-name="ce3" office:value-type="string" calcext:value-type="string">
            <text:p>Componentes separados (serviços)</text:p>
          </table:table-cell>
          <table:table-cell table:style-name="Default"/>
          <table:table-cell table:style-name="ce8" office:value-type="string" calcext:value-type="string">
            <text:p>Apresenta Princípios de Design(Fala também de VA)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Supporting competence-based learning in blended learning environments</text:p>
          </table:table-cell>
          <table:table-cell table:style-name="ce1" office:value-type="string" calcext:value-type="string">
            <text:p>larranaga18:suppor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similar a um STI</text:p>
          </table:table-cell>
          <table:table-cell table:style-name="ce3" office:value-type="string" calcext:value-type="string">
            <text:p>Dois módulos(Gerenciamento de Dados e Visualização)</text:p>
          </table:table-cell>
          <table:table-cell table:style-name="ce3" office:value-type="string" calcext:value-type="string">
            <text:p>Dois Bancos de Dados(Modelo Domínio e Modelo Aprendiz)</text:p>
          </table:table-cell>
          <table:table-cell table:style-name="ce3" office:value-type="string" calcext:value-type="string">
            <text:p>Tipo de dados aceitos somente CSV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1" office:value-type="string" calcext:value-type="string">
            <text:p>chae16:comparison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VA com 3 camadas (Variável Referência, Configuração e Componente)</text:p>
          </table:table-cell>
          <table:table-cell table:style-name="ce3" office:value-type="string" calcext:value-type="string">
            <text:p>Arquitetura de componentes modulável. Uma configuração é lida e somente carrega as extensões necessárias</text:p>
          </table:table-cell>
          <table:table-cell table:style-name="ce3" office:value-type="string" calcext:value-type="string">
            <text:p>Fluxo de processo com 4 módulos( Dados, GUI, Comunicação e Coordenação)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Towards big data analytics in large-scale federations of semantically heterogeneous iot platforms</text:p>
          </table:table-cell>
          <table:table-cell table:style-name="ce1" office:value-type="string" calcext:value-type="string">
            <text:p>kalamaras18:toward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Serviços separados</text:p>
          </table:table-cell>
          <table:table-cell table:style-name="ce3" office:value-type="string" calcext:value-type="string">
            <text:p>Componente de Data Analytics, Componente de Visualização e componente de Data lake</text:p>
          </table:table-cell>
          <table:table-cell table:style-name="ce3" office:value-type="string" calcext:value-type="string">
            <text:p>Camada semântica</text:p>
          </table:table-cell>
          <table:table-cell table:style-name="ce3" office:value-type="string" calcext:value-type="string">
            <text:p>Arquitetura como fluxo de processo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Visual analytics for supply network management: System design and evaluation</text:p>
          </table:table-cell>
          <table:table-cell table:style-name="ce1" office:value-type="string" calcext:value-type="string">
            <text:p>park16: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Suportar múltiplas visualizações, Exploração Interativa e Analítica Orientada a Dados</text:p>
          </table:table-cell>
          <table:table-cell table:style-name="ce3" office:value-type="string" calcext:value-type="string">
            <text:p>Arquitetura composta de componentes(Engines)</text:p>
          </table:table-cell>
          <table:table-cell table:style-name="ce3" office:value-type="string" calcext:value-type="string">
            <text:p>Componentes(Analítico, Visualização e Interação)</text:p>
          </table:table-cell>
          <table:table-cell table:style-name="ce3" office:value-type="string" calcext:value-type="string">
            <text:p>Representação como fluxo de processo</text:p>
          </table:table-cell>
          <table:table-cell table:style-name="ce8" office:value-type="string" calcext:value-type="string">
            <text:p>Apresenta Princípios de Desig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 Reference Web Architecture and Patterns for Real-time Visual Analytics on Large Streaming Data</text:p>
          </table:table-cell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 table:style-name="Default"/>
          <table:table-cell table:style-name="ce10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 geovisual analytics approach for mouse movement analysis</text:p>
          </table:table-cell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 visual analytics architecture for the analysis and understanding of software systems</text:p>
          </table:table-cell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3" office:value-type="string" calcext:value-type="string">
            <text:p>Cita o fato de pouca documentação sobre VA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Contributing to current challenges in identity and access management with visual analytics</text:p>
          </table:table-cell>
          <table:table-cell table:style-name="ce1" office:value-type="string" calcext:value-type="string">
            <text:p>puchta19:contributing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3 camadas e componentes</text:p>
          </table:table-cell>
          <table:table-cell table:style-name="ce3" office:value-type="string" calcext:value-type="string">
            <text:p>Camada de Fontes de Dados, Preparação e Visualizaç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Design of Remote Heart Monitoring System for Cardiac Patients</text:p>
          </table:table-cell>
          <table:table-cell table:style-name="ce1" office:value-type="string" calcext:value-type="string">
            <text:p>benjemmaa19:design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Monitoramento, Camada de Processamento e Camada de Tomada de Decis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Scalable Knowledge Extraction and Visualization for Web Intelligence</text:p>
          </table:table-cell>
          <table:table-cell table:style-name="ce1" office:value-type="string" calcext:value-type="string">
            <text:p>scharl16:scalable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Elemento Único de VA(Aplicações de Inteligência Web)</text:p>
          </table:table-cell>
          <table:table-cell table:style-name="ce3" office:value-type="string" calcext:value-type="string">
            <text:p>Metas: Compilar e anotar coleções de bases online e Prover uma interface visual para seleção de subconjuntos de informação, para análise e visualização da informação extraída</text:p>
          </table:table-cell>
          <table:table-cell table:style-name="ce3" office:value-type="string" calcext:value-type="string">
            <text:p>VA elemento Únic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Semantic Technology for Evidence Exploration and Learning (STEEL)</text:p>
          </table:table-cell>
          <table:table-cell table:style-name="ce1" office:value-type="string" calcext:value-type="string">
            <text:p>benjamin16:semantic</text:p>
          </table:table-cell>
          <table:table-cell table:style-name="ce3" office:value-type="string" calcext:value-type="string">
            <text:p>Conhecimento</text:p>
          </table:table-cell>
          <table:table-cell table:style-name="ce7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4 Camadas(Processamento de Dados, Fusão de Dados, Análise de Dados e Exploração de Dados)</text:p>
          </table:table-cell>
          <table:table-cell table:style-name="ce3" office:value-type="string" calcext:value-type="string">
            <text:p>Cada um das camadas possui componentes</text:p>
          </table:table-cell>
          <table:table-cell table:style-name="ce3" office:value-type="string" calcext:value-type="string">
            <text:p>Utilização de Fontes Heterogêneas e Não Heterogêneas</text:p>
          </table:table-cell>
          <table:table-cell table:style-name="ce3" office:value-type="string" calcext:value-type="string">
            <text:p>Utiliza Ontologia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SQuAVisiT: A Flexible Tool for Visual Software Analytics</text:p>
          </table:table-cell>
          <table:table-cell table:style-name="ce1" office:value-type="string" calcext:value-type="string">
            <text:p>van09:squavisit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VA separado em duas Camadas</text:p>
          </table:table-cell>
          <table:table-cell table:style-name="ce3" office:value-type="string" calcext:value-type="string">
            <text:p>(Análise + Visualização Engine) + Ferramentas de Visualização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Towards H-SDN Traffic Analytic Through Visual Analytics and Machine Learning</text:p>
          </table:table-cell>
          <table:table-cell table:style-name="ce1" office:value-type="string" calcext:value-type="string">
            <text:p>chiang19:towards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Camada de Controle, Dados e Aplicação</text:p>
          </table:table-cell>
          <table:table-cell table:style-name="ce3" office:value-type="string" calcext:value-type="string">
            <text:p>VA está na camada de Aplicação</text:p>
          </table:table-cell>
          <table:table-cell table:style-name="ce3" office:value-type="string" calcext:value-type="string">
            <text:p>VA elemento Únic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A visualization platform for spatio-temporal data: A data intensive computation framework</text:p>
          </table:table-cell>
          <table:table-cell table:style-name="ce1" office:value-type="string" calcext:value-type="string">
            <text:p>guo15:visualizatio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inco Camadas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Camada Estatística</text:p>
          </table:table-cell>
          <table:table-cell table:style-name="ce3" office:value-type="string" calcext:value-type="string">
            <text:p>Camada de Pré-Processamento</text:p>
          </table:table-cell>
          <table:table-cell table:style-name="ce3" office:value-type="string" calcext:value-type="string">
            <text:p>Camada de Operação que executa as análises visuai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nalytical Queries on Road Networks: An Experimental Evaluation of Two System Architectures</text:p>
          </table:table-cell>
          <table:table-cell table:style-name="ce1" office:value-type="string" calcext:value-type="string">
            <text:p>peng15:analytic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Processamento inserido no SGBD</text:p>
          </table:table-cell>
          <table:table-cell table:style-name="ce3" office:value-type="string" calcext:value-type="string">
            <text:p>Arquitetura Híbrida</text:p>
          </table:table-cell>
          <table:table-cell table:style-name="ce3" office:value-type="string" calcext:value-type="string">
            <text:p>VA totalmente dentro do SGBD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nalyzeThis: An Analysis Workflow-aware Storage System</text:p>
          </table:table-cell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EdiFlow: Data-intensive interactive workflows for visual analytics</text:p>
          </table:table-cell>
          <table:table-cell table:style-name="ce1" office:value-type="string" calcext:value-type="string">
            <text:p>benzaken11:ediflow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Fragmentos da arquitetura no BD e por fora</text:p>
          </table:table-cell>
          <table:table-cell table:style-name="ce3" office:value-type="string" calcext:value-type="string">
            <text:p>VA como processo</text:p>
          </table:table-cell>
          <table:table-cell table:style-name="ce3" office:value-type="string" calcext:value-type="string">
            <text:p>Camada de VA</text:p>
          </table:table-cell>
          <table:table-cell table:style-name="ce3" office:value-type="string" calcext:value-type="string">
            <text:p>Camada de Visualização separada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General concept of the storage and analytics system for human migration data</text:p>
          </table:table-cell>
          <table:table-cell table:style-name="ce1" office:value-type="string" calcext:value-type="string">
            <text:p>rudikowa18:gener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3 Camadas</text:p>
          </table:table-cell>
          <table:table-cell table:style-name="ce3" office:value-type="string" calcext:value-type="string">
            <text:p>VA inserido nas 3 camada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1" office:value-type="string" calcext:value-type="string">
            <text:p>wiener17:taming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baseada em Nós</text:p>
          </table:table-cell>
          <table:table-cell table:style-name="ce3" office:value-type="string" calcext:value-type="string">
            <text:p>A pilha de execução indica as ações executadas</text:p>
          </table:table-cell>
          <table:table-cell table:style-name="ce3" office:value-type="string" calcext:value-type="string">
            <text:p>Processo de VA distribuído nos nós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The Design of a Flexible Web-based Analytical Platform for Urban Research</text:p>
          </table:table-cell>
          <table:table-cell table:style-name="ce1" office:value-type="string" calcext:value-type="string">
            <text:p>tomko12:desig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Utilização de services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Visual analytics for Law Enforcement: Deploying a service oriented analytic framework for web-based visualization</text:p>
          </table:table-cell>
          <table:table-cell table:style-name="ce1" office:value-type="string" calcext:value-type="string">
            <text:p>dowson09:visu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VA em camadas</text:p>
          </table:table-cell>
          <table:table-cell table:style-name="ce3" office:value-type="string" calcext:value-type="string">
            <text:p>Arquitetura de 4 Camadas</text:p>
          </table:table-cell>
          <table:table-cell table:style-name="Default" table:number-columns-repeated="2"/>
          <table:table-cell/>
          <table:table-cell table:style-name="ce9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WMS-Based Flow Mapping Services</text:p>
          </table:table-cell>
          <table:table-cell table:style-name="ce1" office:value-type="string" calcext:value-type="string">
            <text:p>guo12:wm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Não apresenta mais detalhe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A visual analytic framework for data fusion in investigative intelligence</text:p>
          </table:table-cell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An integrated approach for visual analysis of a multisource moving objects knowledge base</text:p>
          </table:table-cell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7" office:value-type="string" calcext:value-type="string">
            <text:p>Componentes cambiáveis</text:p>
          </table:table-cell>
          <table:table-cell table:style-name="ce3" office:value-type="string" calcext:value-type="string">
            <text:p>Integração de dados heterogêneos com a finalidade de normalizá-los de acordo com uma ontologia.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DeepEyes: Progressive Visual Analytics for Designing Deep Neural Networks</text:p>
          </table:table-cell>
          <table:table-cell table:style-name="ce1" office:value-type="string" calcext:value-type="string">
            <text:p>pezzotti17:deepeye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Análise detalhada e Análise Geral</text:p>
          </table:table-cell>
          <table:table-cell table:style-name="ce3" office:value-type="string" calcext:value-type="string">
            <text:p>Fora do escopo?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Ensemble visual analysis architecture with high mobility for large-scale critical infrastructure simulations</text:p>
          </table:table-cell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style-name="Default"/>
          <table:table-cell/>
          <table:table-cell table:style-name="ce3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GLASS: A Learning Analytics Visualization Tool</text:p>
          </table:table-cell>
          <table:table-cell table:style-name="ce1" office:value-type="string" calcext:value-type="string">
            <text:p>leony12:glas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4 camadas</text:p>
          </table:table-cell>
          <table:table-cell table:style-name="ce3" office:value-type="string" calcext:value-type="string">
            <text:p>Camada separada de Visualização</text:p>
          </table:table-cell>
          <table:table-cell table:style-name="ce3" office:value-type="string" calcext:value-type="string">
            <text:p>Camada de preparação separada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ImWeb: Cross-platform Immersive Web Browsing for Online 3D Neuron Database Exploration</text:p>
          </table:table-cell>
          <table:table-cell table:style-name="ce1" office:value-type="string" calcext:value-type="string">
            <text:p>fulmer19:imweb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VA com Realidade Aumentada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Não descreve a fundo</text:p>
          </table:table-cell>
          <table:table-cell table:style-name="Default"/>
          <table:table-cell/>
          <table:table-cell table:style-name="ce9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Integrating Multimodal Learning Analytics and Inclusive Learning Support Systems for People of All Ages</text:p>
          </table:table-cell>
          <table:table-cell table:style-name="ce1" office:value-type="string" calcext:value-type="string">
            <text:p>tamura19:integra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omponentes</text:p>
          </table:table-cell>
          <table:table-cell table:style-name="ce3" office:value-type="string" calcext:value-type="string">
            <text:p>Integração de um Componente de Analítica</text:p>
          </table:table-cell>
          <table:table-cell table:style-name="ce3" office:value-type="string" calcext:value-type="string">
            <text:p>Não explora muito a arquitetura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LeMo: A learning analytics application focussing on user path analysis and interactive visualization</text:p>
          </table:table-cell>
          <table:table-cell table:style-name="ce1" office:value-type="string" calcext:value-type="string">
            <text:p>fortenbacher13:lemo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ados, análise de dados e apresentação.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Reasoning on multi-sensor geographic smoke spread data for firedevelopment and risk analysis</text:p>
          </table:table-cell>
          <table:table-cell table:style-name="ce1" office:value-type="string" calcext:value-type="string">
            <text:p>vandecasteele16:reason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amadas, 3 cores diferentes (O que será?). Se não for camada então é componente.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SensePlace3: a geovisual framework to analyze place-time-attribute information in social media</text:p>
          </table:table-cell>
          <table:table-cell table:style-name="ce1" office:value-type="string" calcext:value-type="string">
            <text:p>pezanowski18:senseplace3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Visão de processo separado em análise de tweets e dados geográficos</text:p>
          </table:table-cell>
          <table:table-cell table:style-name="ce3" office:value-type="string" calcext:value-type="string">
            <text:p>Análise exploratória é baseada no banco de dados e Apache Sol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Supporting Interactive Visual Analytics of Energy Behavior in Buildings Through Affine Visualizations</text:p>
          </table:table-cell>
          <table:table-cell table:style-name="ce1" office:value-type="string" calcext:value-type="string">
            <text:p>nielsen16:suppor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MVC</text:p>
          </table:table-cell>
          <table:table-cell table:style-name="ce3" office:value-type="string" calcext:value-type="string">
            <text:p>A arquitetura controla a passagem de dados para as camadas seguintes.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Apresenta Princípios de Design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Towards a virtual environment for interactive analysis of cluster-based flow pattern abstraction</text:p>
          </table:table-cell>
          <table:table-cell table:style-name="ce1" office:value-type="string" calcext:value-type="string">
            <text:p>roy17:toward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e ML, camada de Aplicação e camada de V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Visual Analytic Decision-Making Environments for Large-Scale Time-Evolving Graphs</text:p>
          </table:table-cell>
          <table:table-cell table:style-name="ce1" office:value-type="string" calcext:value-type="string">
            <text:p>venna16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Componente Geral de Analítica dividido em Armazenamento de dados e modelos analíticos e processamento gráfico</text:p>
          </table:table-cell>
          <table:table-cell table:style-name="ce3" office:value-type="string" calcext:value-type="string">
            <text:p>Visão de tasks, visão de processo e visão de component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Visual Trajectory Pattern Mining: An Exploratory Study in Baggage Handling Systems</text:p>
          </table:table-cell>
          <table:table-cell table:style-name="ce1" office:value-type="string" calcext:value-type="string">
            <text:p>al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5 Camadas</text:p>
          </table:table-cell>
          <table:table-cell table:style-name="ce3" office:value-type="string" calcext:value-type="string">
            <text:p>Camada de Decisão separada da camada de visualização</text:p>
          </table:table-cell>
          <table:table-cell table:style-name="ce3" office:value-type="string" calcext:value-type="string">
            <text:p>3 camadas de dados, sendo duas de processamento e uma somente de input</text:p>
          </table:table-cell>
          <table:table-cell table:style-name="ce3" office:value-type="string" calcext:value-type="string">
            <text:p>Uma camada somente de visualização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FilterDatabase_0" table:base-cell-address="$Visualização.$A$1" table:cell-range-address="$todos.$B$1:.$J$51"/>
          <table:named-range table:name="_xlnm._FilterDatabase" table:base-cell-address="$Visualização.$A$1" table:cell-range-address="$todos.$A$1:.$J$51"/>
          <table:named-range table:name="_xlnm._FilterDatabase_0" table:base-cell-address="$Visualização.$A$1" table:cell-range-address="$todos.$B$1:.$J$51"/>
        </table:named-expressions>
      </table:table>
      <table:table table:name="taxonomia-final" table:style-name="ta6">
        <office:forms form:automatic-focus="false" form:apply-design-mode="false"/>
        <table:table-column table:style-name="co30" table:default-cell-style-name="ce2"/>
        <table:table-column table:style-name="co31" table:number-columns-repeated="2" table:default-cell-style-name="ce2"/>
        <table:table-column table:style-name="co9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Default"/>
        <table:table-column table:style-name="co34" table:default-cell-style-name="ce2"/>
        <table:table-column table:style-name="co6" table:number-columns-repeated="18" table:default-cell-style-name="ce2"/>
        <table:table-column table:style-name="co7" table:number-columns-repeated="998" table:default-cell-style-name="ce2"/>
        <table:table-row table:style-name="ro4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number-columns-repeated="1016"/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duran17:architectural</text:p>
          </table:table-cell>
          <table:table-cell table:style-name="ce5" office:value-type="string" calcext:value-type="string">
            <text:p>An Architectural Proposal to Explore the Data of a Private Community Through Visual Analytic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gerasch14:bina</text:p>
          </table:table-cell>
          <table:table-cell table:style-name="ce5" office:value-type="string" calcext:value-type="string">
            <text:p>BiNA: A Visual Analytics Tool for Biological Network Data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sun13:enabling</text:p>
          </table:table-cell>
          <table:table-cell table:style-name="ce5" office:value-type="string" calcext:value-type="string">
            <text:p>Enabling collaborative decision-making in watershed management using cloud-computing service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style-name="ce1" office:value-type="string" calcext:value-type="string">
            <text:p>li15:geoda</text:p>
          </table:table-cell>
          <table:table-cell table:style-name="ce5" office:value-type="string" calcext:value-type="string">
            <text:p>GeoDa Web: Enhancing Web-based Mapping with Spatial Analytic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segura17:historyviewer</text:p>
          </table:table-cell>
          <table:table-cell table:style-name="ce5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" office:value-type="string" calcext:value-type="string">
            <text:p>bello18:integrating</text:p>
          </table:table-cell>
          <table:table-cell table:style-name="ce5" office:value-type="string" calcext:value-type="string">
            <text:p>Integrating downhole temperature sensing datasets and visual analytics for improved gas lift well surveillance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" office:value-type="string" calcext:value-type="string">
            <text:p>jonsson19:inviwo</text:p>
          </table:table-cell>
          <table:table-cell table:style-name="ce5" office:value-type="string" calcext:value-type="string">
            <text:p>Inviwo - A Visualization System with Usage Abstraction Level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" office:value-type="string" calcext:value-type="string">
            <text:p>zhang15:iterative</text:p>
          </table:table-cell>
          <table:table-cell table:style-name="ce5" office:value-type="string" calcext:value-type="string">
            <text:p>Iterative cohort analysis and exploration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" office:value-type="string" calcext:value-type="string">
            <text:p>gatto12:multi</text:p>
          </table:table-cell>
          <table:table-cell table:style-name="ce5" office:value-type="string" calcext:value-type="string">
            <text:p>Multi-representation Lens for Visual Analytic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" office:value-type="string" calcext:value-type="string">
            <text:p>alonso17:multilayer</text:p>
          </table:table-cell>
          <table:table-cell table:style-name="ce5" office:value-type="string" calcext:value-type="string">
            <text:p>Multilayer Architecture for Heterogeneous Geospatial Data Analytics: Querying and Understanding EO Archive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" office:value-type="string" calcext:value-type="string">
            <text:p>vlantis18:line</text:p>
          </table:table-cell>
          <table:table-cell table:style-name="ce5" office:value-type="string" calcext:value-type="string">
            <text:p>On-Line Big-Data Processing for Visual Analytics with Argus-Panopte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" office:value-type="string" calcext:value-type="string">
            <text:p>su18:reconfigurable</text:p>
          </table:table-cell>
          <table:table-cell table:style-name="ce5" office:value-type="string" calcext:value-type="string">
            <text:p>Reconfigurable visual computing architecture for extreme-scale visual analytic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" office:value-type="string" calcext:value-type="string">
            <text:p>klein15:runtime</text:p>
          </table:table-cell>
          <table:table-cell table:style-name="ce5" office:value-type="string" calcext:value-type="string">
            <text:p>Runtime Performance Challenges in Big Data System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Híbrida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" office:value-type="string" calcext:value-type="string">
            <text:p>kalinin17:socrat</text:p>
          </table:table-cell>
          <table:table-cell table:style-name="ce5" office:value-type="string" calcext:value-type="string">
            <text:p>SOCRAT Platform Design: A Web Architecture for Interactive Visual Analytics Application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1" office:value-type="string" calcext:value-type="string">
            <text:p>larranaga18:supporting</text:p>
          </table:table-cell>
          <table:table-cell table:style-name="ce5" office:value-type="string" calcext:value-type="string">
            <text:p>Supporting competence-based learning in blended learning environment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" office:value-type="string" calcext:value-type="string">
            <text:p>chae16:comparison</text:p>
          </table:table-cell>
          <table:table-cell table:style-name="ce5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Híbrida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" office:value-type="string" calcext:value-type="string">
            <text:p>kalamaras18:towards</text:p>
          </table:table-cell>
          <table:table-cell table:style-name="ce5" office:value-type="string" calcext:value-type="string">
            <text:p>Towards big data analytics in large-scale federations of semantically heterogeneous iot platforms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1" office:value-type="string" calcext:value-type="string">
            <text:p>park16:visual</text:p>
          </table:table-cell>
          <table:table-cell table:style-name="ce5" office:value-type="string" calcext:value-type="string">
            <text:p>Visual analytics for supply network management: System design and evaluation</text:p>
          </table:table-cell>
          <table:table-cell table:style-name="ce3" office:value-type="string" calcext:value-type="string">
            <text:p>Model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" office:value-type="string" calcext:value-type="string">
            <text:p>kandogan14:reference</text:p>
          </table:table-cell>
          <table:table-cell table:style-name="ce5" office:value-type="string" calcext:value-type="string">
            <text:p>A Reference Web Architecture and Patterns for Real-time Visual Analytics on Large Streaming Dat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" office:value-type="string" calcext:value-type="string">
            <text:p>tahir14:geovisual</text:p>
          </table:table-cell>
          <table:table-cell table:style-name="ce5" office:value-type="string" calcext:value-type="string">
            <text:p>A geovisual analytics approach for mouse movement analysi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gonzalez19:visual</text:p>
          </table:table-cell>
          <table:table-cell table:style-name="ce5" office:value-type="string" calcext:value-type="string">
            <text:p>A visual analytics architecture for the analysis and understanding of software systems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" office:value-type="string" calcext:value-type="string">
            <text:p>puchta19:contributing</text:p>
          </table:table-cell>
          <table:table-cell table:style-name="ce5" office:value-type="string" calcext:value-type="string">
            <text:p>Contributing to current challenges in identity and access management with visual analytics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" office:value-type="string" calcext:value-type="string">
            <text:p>benjemmaa19:design</text:p>
          </table:table-cell>
          <table:table-cell table:style-name="ce5" office:value-type="string" calcext:value-type="string">
            <text:p>Design of Remote Heart Monitoring System for Cardiac Patients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Híbrida</text:p>
          </table:table-cell>
          <table:table-cell table:style-name="ce9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" office:value-type="string" calcext:value-type="string">
            <text:p>scharl16:scalable</text:p>
          </table:table-cell>
          <table:table-cell table:style-name="ce5" office:value-type="string" calcext:value-type="string">
            <text:p>Scalable Knowledge Extraction and Visualization for Web Intelligence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" office:value-type="string" calcext:value-type="string">
            <text:p>benjamin16:semantic</text:p>
          </table:table-cell>
          <table:table-cell table:style-name="ce5" office:value-type="string" calcext:value-type="string">
            <text:p>Semantic Technology for Evidence Exploration and Learning (STEEL)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" office:value-type="string" calcext:value-type="string">
            <text:p>van09:squavisit</text:p>
          </table:table-cell>
          <table:table-cell table:style-name="ce5" office:value-type="string" calcext:value-type="string">
            <text:p>SQuAVisiT: A Flexible Tool for Visual Software Analytics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GBD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" office:value-type="string" calcext:value-type="string">
            <text:p>chiang19:towards</text:p>
          </table:table-cell>
          <table:table-cell table:style-name="ce5" office:value-type="string" calcext:value-type="string">
            <text:p>Towards H-SDN Traffic Analytic Through Visual Analytics and Machine Learning</text:p>
          </table:table-cell>
          <table:table-cell table:style-name="ce3" office:value-type="string" calcext:value-type="string">
            <text:p>Conheciment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1" calcext:value-type="float">
            <text:p>31</text:p>
          </table:table-cell>
          <table:table-cell table:style-name="ce1" office:value-type="string" calcext:value-type="string">
            <text:p>guo15:visualization</text:p>
          </table:table-cell>
          <table:table-cell table:style-name="ce5" office:value-type="string" calcext:value-type="string">
            <text:p>A visualization platform for spatio-temporal data: A data intensive computation framework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2" calcext:value-type="float">
            <text:p>32</text:p>
          </table:table-cell>
          <table:table-cell table:style-name="ce1" office:value-type="string" calcext:value-type="string">
            <text:p>peng15:analytical</text:p>
          </table:table-cell>
          <table:table-cell table:style-name="ce5" office:value-type="string" calcext:value-type="string">
            <text:p>Analytical Queries on Road Networks: An Experimental Evaluation of Two System Architecture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7" office:value-type="float" office:value="33" calcext:value-type="float">
            <text:p>33</text:p>
          </table:table-cell>
          <table:table-cell table:style-name="ce1" office:value-type="string" calcext:value-type="string">
            <text:p>sim15:analyzethis</text:p>
          </table:table-cell>
          <table:table-cell table:style-name="ce5" office:value-type="string" calcext:value-type="string">
            <text:p>AnalyzeThis: An Analysis Workflow-aware Storage System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4" calcext:value-type="float">
            <text:p>34</text:p>
          </table:table-cell>
          <table:table-cell table:style-name="ce1" office:value-type="string" calcext:value-type="string">
            <text:p>benzaken11:ediflow</text:p>
          </table:table-cell>
          <table:table-cell table:style-name="ce5" office:value-type="string" calcext:value-type="string">
            <text:p>EdiFlow: Data-intensive interactive workflows for visual analytics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Híbrida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35" calcext:value-type="float">
            <text:p>35</text:p>
          </table:table-cell>
          <table:table-cell table:style-name="ce1" office:value-type="string" calcext:value-type="string">
            <text:p>rudikowa18:general</text:p>
          </table:table-cell>
          <table:table-cell table:style-name="ce5" office:value-type="string" calcext:value-type="string">
            <text:p>General concept of the storage and analytics system for human migration data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6" calcext:value-type="float">
            <text:p>36</text:p>
          </table:table-cell>
          <table:table-cell table:style-name="ce1" office:value-type="string" calcext:value-type="string">
            <text:p>wiener17:taming</text:p>
          </table:table-cell>
          <table:table-cell table:style-name="ce5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7" calcext:value-type="float">
            <text:p>37</text:p>
          </table:table-cell>
          <table:table-cell table:style-name="ce1" office:value-type="string" calcext:value-type="string">
            <text:p>tomko12:design</text:p>
          </table:table-cell>
          <table:table-cell table:style-name="ce5" office:value-type="string" calcext:value-type="string">
            <text:p>The Design of a Flexible Web-based Analytical Platform for Urban Research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38" calcext:value-type="float">
            <text:p>38</text:p>
          </table:table-cell>
          <table:table-cell table:style-name="ce1" office:value-type="string" calcext:value-type="string">
            <text:p>dowson09:visual</text:p>
          </table:table-cell>
          <table:table-cell table:style-name="ce5" office:value-type="string" calcext:value-type="string">
            <text:p>Visual analytics for Law Enforcement: Deploying a service oriented analytic framework for web-based visualization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1" office:value-type="string" calcext:value-type="string">
            <text:p>guo12:wms</text:p>
          </table:table-cell>
          <table:table-cell table:style-name="ce5" office:value-type="string" calcext:value-type="string">
            <text:p>WMS-Based Flow Mapping Services</text:p>
          </table:table-cell>
          <table:table-cell table:style-name="ce3" office:value-type="string" calcext:value-type="string">
            <text:p>Dados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1" office:value-type="string" calcext:value-type="string">
            <text:p>cai14:visual</text:p>
          </table:table-cell>
          <table:table-cell table:style-name="ce5" office:value-type="string" calcext:value-type="string">
            <text:p>A visual analytic framework for data fusion in investigative intelligence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1" office:value-type="string" calcext:value-type="string">
            <text:p>willems10:integrated</text:p>
          </table:table-cell>
          <table:table-cell table:style-name="ce5" office:value-type="string" calcext:value-type="string">
            <text:p>An integrated approach for visual analysis of a multisource moving objects knowledge base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1" office:value-type="string" calcext:value-type="string">
            <text:p>pezzotti17:deepeyes</text:p>
          </table:table-cell>
          <table:table-cell table:style-name="ce5" office:value-type="string" calcext:value-type="string">
            <text:p>DeepEyes: Progressive Visual Analytics for Designing Deep Neural Networks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1" office:value-type="string" calcext:value-type="string">
            <text:p>eaglin15:ensemble</text:p>
          </table:table-cell>
          <table:table-cell table:style-name="ce5" office:value-type="string" calcext:value-type="string">
            <text:p>Ensemble visual analysis architecture with high mobility for large-scale critical infrastructure simulation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1" office:value-type="string" calcext:value-type="string">
            <text:p>leony12:glass</text:p>
          </table:table-cell>
          <table:table-cell table:style-name="ce5" office:value-type="string" calcext:value-type="string">
            <text:p>GLASS: A Learning Analytics Visualization Tool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1" office:value-type="string" calcext:value-type="string">
            <text:p>fulmer19:imweb</text:p>
          </table:table-cell>
          <table:table-cell table:style-name="ce5" office:value-type="string" calcext:value-type="string">
            <text:p>ImWeb: Cross-platform Immersive Web Browsing for Online 3D Neuron Database Exploration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Processo VA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1" office:value-type="string" calcext:value-type="string">
            <text:p>tamura19:integrating</text:p>
          </table:table-cell>
          <table:table-cell table:style-name="ce5" office:value-type="string" calcext:value-type="string">
            <text:p>Integrating Multimodal Learning Analytics and Inclusive Learning Support Systems for People of All Ages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Híbrida</text:p>
          </table:table-cell>
          <table:table-cell table:number-columns-repeated="1016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1" office:value-type="string" calcext:value-type="string">
            <text:p>fortenbacher13:lemo</text:p>
          </table:table-cell>
          <table:table-cell table:style-name="ce5" office:value-type="string" calcext:value-type="string">
            <text:p>LeMo: A learning analytics application focussing on user path analysis and interactive visualization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1" office:value-type="string" calcext:value-type="string">
            <text:p>vandecasteele16:reasoning</text:p>
          </table:table-cell>
          <table:table-cell table:style-name="ce5" office:value-type="string" calcext:value-type="string">
            <text:p>Reasoning on multi-sensor geographic smoke spread data for firedevelopment and risk analysis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1" office:value-type="string" calcext:value-type="string">
            <text:p>pezanowski18:senseplace3</text:p>
          </table:table-cell>
          <table:table-cell table:style-name="ce5" office:value-type="string" calcext:value-type="string">
            <text:p>SensePlace3: a geovisual framework to analyze place-time-attribute information in social media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1" office:value-type="string" calcext:value-type="string">
            <text:p>nielsen16:supporting</text:p>
          </table:table-cell>
          <table:table-cell table:style-name="ce5" office:value-type="string" calcext:value-type="string">
            <text:p>Supporting Interactive Visual Analytics of Energy Behavior in Buildings Through Affine Visualizations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1" office:value-type="string" calcext:value-type="string">
            <text:p>roy17:towards</text:p>
          </table:table-cell>
          <table:table-cell table:style-name="ce5" office:value-type="string" calcext:value-type="string">
            <text:p>Towards a virtual environment for interactive analysis of cluster-based flow pattern abstraction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Heterogêneas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1" office:value-type="string" calcext:value-type="string">
            <text:p>venna16:visual</text:p>
          </table:table-cell>
          <table:table-cell table:style-name="ce5" office:value-type="string" calcext:value-type="string">
            <text:p>Visual Analytic Decision-Making Environments for Large-Scale Time-Evolving Graph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12" office:value-type="string" calcext:value-type="string">
            <text:p>Serviço</text:p>
          </table:table-cell>
          <table:table-cell table:number-columns-repeated="1016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1" office:value-type="string" calcext:value-type="string">
            <text:p>al14:visual</text:p>
          </table:table-cell>
          <table:table-cell table:style-name="ce5" office:value-type="string" calcext:value-type="string">
            <text:p>Visual Trajectory Pattern Mining: An Exploratory Study in Baggage Handling Systems</text:p>
          </table:table-cell>
          <table:table-cell table:style-name="ce3" office:value-type="string" calcext:value-type="string">
            <text:p>Visualização</text:p>
          </table:table-cell>
          <table:table-cell table:style-name="ce9" office:value-type="string" calcext:value-type="string">
            <text:p>Não Heterogênea</text:p>
          </table:table-cell>
          <table:table-cell table:style-name="ce9" office:value-type="string" calcext:value-type="string">
            <text:p>Software</text:p>
          </table:table-cell>
          <table:table-cell table:style-name="ce9" office:value-type="string" calcext:value-type="string">
            <text:p>Estrutural</text:p>
          </table:table-cell>
          <table:table-cell table:style-name="ce9" office:value-type="string" calcext:value-type="string">
            <text:p>Arquitetura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Visualização.$A$1" table:cell-range-address="$'taxonomia-final'.$B$1:.$H$51"/>
          <table:named-range table:name="_xlnm._FilterDatabase_0" table:base-cell-address="$Visualização.$A$1" table:cell-range-address="$'taxonomia-final'.$B$1:.$H$51"/>
        </table:named-expressions>
      </table:table>
      <table:table table:name="graficos" table:style-name="ta7">
        <table:table-column table:style-name="co35" table:default-cell-style-name="ce2"/>
        <table:table-column table:style-name="co36" table:default-cell-style-name="ce2"/>
        <table:table-column table:style-name="co7" table:number-columns-repeated="1022" table:default-cell-style-name="ce2"/>
        <table:table-row table:style-name="ro2"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imensão VA</text:p>
          </table:table-cell>
          <table:table-cell table:style-name="ce8" office:value-type="string" calcext:value-type="string">
            <text:p>%</text:p>
          </table:table-cell>
          <table:table-cell/>
          <table:table-cell table:style-name="Default"/>
          <table:table-cell>
            <draw:frame table:end-cell-address="graficos.J14" table:end-x="7.65mm" table:end-y="2.36mm" draw:z-index="0" draw:name="Chart 1" draw:style-name="gr1" draw:text-style-name="P1" svg:width="108.19mm" svg:height="66.39mm" svg:x="26.46mm" svg:y="4.76mm">
              <loext:p draw:notify-on-update-of-ranges="graficos.A2:graficos.A5 graficos.B1:graficos.B1 graficos.B2:graficos.B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>
            <draw:frame table:end-cell-address="graficos.N13" table:end-x="16.64mm" table:end-y="3.68mm" draw:z-index="3" draw:name="Chart 4" draw:style-name="gr1" draw:text-style-name="P1" svg:width="100.78mm" svg:height="62.42mm" svg:x="11.11mm" svg:y="4.76mm">
              <loext:p draw:notify-on-update-of-ranges="graficos.A27:graficos.A28 graficos.B27:graficos.B2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Visualização</text:p>
          </table:table-cell>
          <table:table-cell table:style-name="ce3" table:formula="of:=COUNTIF([$'taxonomia-final'.D2:.D51];[.A2])" office:value-type="float" office:value="14" calcext:value-type="float">
            <text:p>14</text:p>
          </table:table-cell>
          <table:table-cell table:style-name="ce13" table:formula="of:=[.B2]/[.B6]" office:value-type="percentage" office:value="0.28" calcext:value-type="percentage">
            <text:p>28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Modelos</text:p>
          </table:table-cell>
          <table:table-cell table:style-name="ce3" table:formula="of:=COUNTIF([$'taxonomia-final'.D2:.D51];[.A3])" office:value-type="float" office:value="20" calcext:value-type="float">
            <text:p>20</text:p>
          </table:table-cell>
          <table:table-cell table:style-name="ce13" table:formula="of:=[.B3]/[.B6]" office:value-type="percentage" office:value="0.4" calcext:value-type="percentage">
            <text:p>40,00%</text:p>
          </table:table-cell>
          <table:table-cell/>
          <table:table-cell table:style-name="ce9" office:value-type="string" calcext:value-type="string">
            <text:p>Modelo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Dados</text:p>
          </table:table-cell>
          <table:table-cell table:style-name="ce3" table:formula="of:=COUNTIF([$'taxonomia-final'.D2:.D51];[.A4])" office:value-type="float" office:value="9" calcext:value-type="float">
            <text:p>9</text:p>
          </table:table-cell>
          <table:table-cell table:style-name="ce13" table:formula="of:=[.B4]/[.B6]" office:value-type="percentage" office:value="0.18" calcext:value-type="percentage">
            <text:p>18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Conhecimento</text:p>
          </table:table-cell>
          <table:table-cell table:style-name="ce3" table:formula="of:=COUNTIF([$'taxonomia-final'.D2:.D51];[.A5])" office:value-type="float" office:value="7" calcext:value-type="float">
            <text:p>7</text:p>
          </table:table-cell>
          <table:table-cell table:style-name="ce13" table:formula="of:=[.B5]/[.B6]" office:value-type="percentage" office:value="0.14" calcext:value-type="percentage">
            <text:p>14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 table:formula="of:=SUM([.B2:.B5])" office:value-type="float" office:value="50" calcext:value-type="float">
            <text:p>50</text:p>
          </table:table-cell>
          <table:table-cell table:style-name="ce14" table:formula="of:=SUM([.C2:.C5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D2 - Apagada</text:p>
          </table:table-cell>
          <table:table-cell table:style-name="ce8" office:value-type="string" calcext:value-type="string">
            <text:p>Dimensão Tipo de Decisão</text:p>
          </table:table-cell>
          <table:table-cell table:style-name="ce1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Estruturado</text:p>
          </table:table-cell>
          <table:table-cell table:style-name="ce3" table:formula="of:=COUNTIF(#REF!;[.A9])" office:value-type="string" office:string-value="" calcext:value-type="error">
            <text:p>Erro:504</text:p>
          </table:table-cell>
          <table:table-cell table:style-name="ce13" table:formula="of:=[.B9]/[.B12]" office:value-type="string" office:string-value="" calcext:value-type="error">
            <text:p>Erro:50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Não-Estruturado</text:p>
          </table:table-cell>
          <table:table-cell table:style-name="ce3" table:formula="of:=COUNTIF(#REF!;[.A10])" office:value-type="string" office:string-value="" calcext:value-type="error">
            <text:p>Erro:504</text:p>
          </table:table-cell>
          <table:table-cell table:style-name="ce13" table:formula="of:=[.B10]/[.B12]" office:value-type="string" office:string-value="" calcext:value-type="error">
            <text:p>Erro:50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Semi-Estruturado</text:p>
          </table:table-cell>
          <table:table-cell table:style-name="ce3" table:formula="of:=COUNTIF(#REF!;[.A11])" office:value-type="string" office:string-value="" calcext:value-type="error">
            <text:p>Erro:504</text:p>
          </table:table-cell>
          <table:table-cell table:style-name="ce13" table:formula="of:=[.B11]/[.B12]" office:value-type="string" office:string-value="" calcext:value-type="error">
            <text:p>Erro:50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office:value-type="float" office:value="50" calcext:value-type="float">
            <text:p>50</text:p>
          </table:table-cell>
          <table:table-cell table:style-name="ce14" table:formula="of:=SUM([.C9:.C11])" office:value-type="string" office:string-value="" calcext:value-type="error">
            <text:p>Erro:50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Dimensão Fonte de Dados</text:p>
          </table:table-cell>
          <table:table-cell table:style-name="ce13"/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Heterogêneas</text:p>
          </table:table-cell>
          <table:table-cell table:style-name="ce3" table:formula="of:=COUNTIF([$'taxonomia-final'.E2:.E51];[.A15])" office:value-type="float" office:value="24" calcext:value-type="float">
            <text:p>24</text:p>
          </table:table-cell>
          <table:table-cell table:style-name="ce13" table:formula="of:=[.B15]/[.B17]" office:value-type="percentage" office:value="0.48" calcext:value-type="percentage">
            <text:p>48,00%</text:p>
          </table:table-cell>
          <table:table-cell/>
          <table:table-cell table:style-name="Default"/>
          <table:table-cell>
            <draw:frame table:end-cell-address="graficos.J23" table:end-x="0.5mm" table:end-y="4.21mm" draw:z-index="1" draw:name="Chart 2" draw:style-name="gr1" draw:text-style-name="P1" svg:width="101.04mm" svg:height="42.31mm" svg:x="26.46mm" svg:y="4.23mm">
              <loext:p draw:notify-on-update-of-ranges="graficos.A15:graficos.A16 graficos.B15:graficos.B1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graficos.O30" table:end-x="9.77mm" table:end-y="1.83mm" draw:z-index="4" draw:name="Chart 5" draw:style-name="gr1" draw:text-style-name="P1" svg:width="125.66mm" svg:height="76.97mm" svg:x="11.11mm" svg:y="4.23mm">
              <loext:p draw:notify-on-update-of-ranges="graficos.A32:graficos.A35 graficos.B32:graficos.B3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ão Heterogênea</text:p>
          </table:table-cell>
          <table:table-cell table:style-name="ce3" table:formula="of:=COUNTIF([$'taxonomia-final'.E2:.E51];[.A16])" office:value-type="float" office:value="26" calcext:value-type="float">
            <text:p>26</text:p>
          </table:table-cell>
          <table:table-cell table:style-name="ce13" table:formula="of:=[.B16]/[.B17]" office:value-type="percentage" office:value="0.52" calcext:value-type="percentage">
            <text:p>52,00%</text:p>
          </table:table-cell>
          <table:table-cell/>
          <table:table-cell table:style-name="ce9" office:value-type="string" calcext:value-type="string">
            <text:p>Não Heterogênea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 table:formula="of:=SUM([.B15:.B16])" office:value-type="float" office:value="50" calcext:value-type="float">
            <text:p>50</text:p>
          </table:table-cell>
          <table:table-cell table:style-name="ce14" table:formula="of:=SUM([.C15:.C16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imensão Tipo de Arquitetur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table:formula="of:=COUNTIF([$'taxonomia-final'.F2:.F51];[.A20])" office:value-type="float" office:value="1" calcext:value-type="float">
            <text:p>1</text:p>
          </table:table-cell>
          <table:table-cell table:style-name="ce13" table:formula="of:=[.B20]/[.B24]" office:value-type="percentage" office:value="0.02" calcext:value-type="percentage">
            <text:p>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</text:p>
          </table:table-cell>
          <table:table-cell table:style-name="ce3" table:formula="of:=COUNTIF([$'taxonomia-final'.F2:.F51];[.A21])" office:value-type="float" office:value="41" calcext:value-type="float">
            <text:p>41</text:p>
          </table:table-cell>
          <table:table-cell table:style-name="ce13" table:formula="of:=[.B21]/[.B24]" office:value-type="percentage" office:value="0.82" calcext:value-type="percentage">
            <text:p>82,00%</text:p>
          </table:table-cell>
          <table:table-cell/>
          <table:table-cell table:style-name="ce9" office:value-type="string" calcext:value-type="string">
            <text:p>Softwar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íbrida</text:p>
          </table:table-cell>
          <table:table-cell table:style-name="ce3" table:formula="of:=COUNTIF([$'taxonomia-final'.F2:.F51];[.A22])" office:value-type="float" office:value="7" calcext:value-type="float">
            <text:p>7</text:p>
          </table:table-cell>
          <table:table-cell table:style-name="ce13" table:formula="of:=[.B22]/[.B24]" office:value-type="percentage" office:value="0.14" calcext:value-type="percentage">
            <text:p>14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SGBD</text:p>
          </table:table-cell>
          <table:table-cell table:style-name="ce3" table:formula="of:=COUNTIF([$'taxonomia-final'.F2:.F51];[.A23])" office:value-type="float" office:value="1" calcext:value-type="float">
            <text:p>1</text:p>
          </table:table-cell>
          <table:table-cell table:style-name="ce13" table:formula="of:=[.B23]/[.B24]" office:value-type="percentage" office:value="0.02" calcext:value-type="percentage">
            <text:p>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 table:formula="of:=SUM([.B20:.B23])" office:value-type="float" office:value="50" calcext:value-type="float">
            <text:p>50</text:p>
          </table:table-cell>
          <table:table-cell table:style-name="ce14" table:formula="of:=SUM([.C20:.C23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>
            <draw:frame table:end-cell-address="graficos.J37" table:end-x="0.5mm" table:end-y="2.09mm" draw:z-index="2" draw:name="Chart 3" draw:style-name="gr1" draw:text-style-name="P1" svg:width="101.04mm" svg:height="64.8mm" svg:x="26.46mm" svg:y="0.79mm">
              <loext:p draw:notify-on-update-of-ranges="graficos.A20:graficos.A23 graficos.B20:graficos.B2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Visão de Arquitetur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Estrutural</text:p>
          </table:table-cell>
          <table:table-cell table:style-name="ce3" table:formula="of:=COUNTIF([$'taxonomia-final'.G2:.G51];[.A27])" office:value-type="float" office:value="39" calcext:value-type="float">
            <text:p>39</text:p>
          </table:table-cell>
          <table:table-cell table:style-name="ce13" table:formula="of:=[.B27]/[.B29]" office:value-type="percentage" office:value="0.78" calcext:value-type="percentage">
            <text:p>78,00%</text:p>
          </table:table-cell>
          <table:table-cell/>
          <table:table-cell table:style-name="ce9" office:value-type="string" calcext:value-type="string">
            <text:p>Estrutural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Processo VA</text:p>
          </table:table-cell>
          <table:table-cell table:style-name="ce3" table:formula="of:=COUNTIF([$'taxonomia-final'.G2:.G51];[.A28])" office:value-type="float" office:value="11" calcext:value-type="float">
            <text:p>11</text:p>
          </table:table-cell>
          <table:table-cell table:style-name="ce13" table:formula="of:=[.B28]/[.B29]" office:value-type="percentage" office:value="0.22" calcext:value-type="percentage">
            <text:p>22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 table:formula="of:=SUM([.B27:.B28])" office:value-type="float" office:value="50" calcext:value-type="float">
            <text:p>50</text:p>
          </table:table-cell>
          <table:table-cell table:style-name="ce14" table:formula="of:=SUM([.C27:.C28]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8" office:value-type="string" calcext:value-type="string">
            <text:p>D5</text:p>
          </table:table-cell>
          <table:table-cell table:style-name="ce10" office:value-type="string" calcext:value-type="string">
            <text:p>Implementação de VA</text:p>
          </table:table-cell>
          <table:table-cell table:style-name="ce1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2" office:value-type="string" calcext:value-type="string">
            <text:p>Serviço</text:p>
          </table:table-cell>
          <table:table-cell table:style-name="ce3" table:formula="of:=COUNTIF([$'taxonomia-final'.H2:.H51];[.A32])" office:value-type="float" office:value="12" calcext:value-type="float">
            <text:p>12</text:p>
          </table:table-cell>
          <table:table-cell table:style-name="ce13" table:formula="of:=[.B32]/[.B36]" office:value-type="percentage" office:value="0.24" calcext:value-type="percentage">
            <text:p>24,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Arquitetura</text:p>
          </table:table-cell>
          <table:table-cell table:style-name="ce3" table:formula="of:=COUNTIF([$'taxonomia-final'.H2:.H51];[.A33])" office:value-type="float" office:value="23" calcext:value-type="float">
            <text:p>23</text:p>
          </table:table-cell>
          <table:table-cell table:style-name="ce13" table:formula="of:=[.B33]/[.B36]" office:value-type="percentage" office:value="0.46" calcext:value-type="percentage">
            <text:p>46,00%</text:p>
          </table:table-cell>
          <table:table-cell/>
          <table:table-cell table:style-name="ce9" office:value-type="string" calcext:value-type="string">
            <text:p>Arquite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GBD</text:p>
          </table:table-cell>
          <table:table-cell table:style-name="ce3" table:formula="of:=COUNTIF([$'taxonomia-final'.H2:.H51];[.A34])" office:value-type="float" office:value="3" calcext:value-type="float">
            <text:p>3</text:p>
          </table:table-cell>
          <table:table-cell table:style-name="ce13" table:formula="of:=[.B34]/[.B36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Híbrida</text:p>
          </table:table-cell>
          <table:table-cell table:style-name="ce3" table:formula="of:=COUNTIF([$'taxonomia-final'.H2:.H51];[.A35])" office:value-type="float" office:value="12" calcext:value-type="float">
            <text:p>12</text:p>
          </table:table-cell>
          <table:table-cell table:style-name="ce13" table:formula="of:=[.B35]/[.B36]" office:value-type="percentage" office:value="0.24" calcext:value-type="percentage">
            <text:p>24,00%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0" table:formula="of:=SUM([.B32:.B35])" office:value-type="float" office:value="50" calcext:value-type="float">
            <text:p>50</text:p>
          </table:table-cell>
          <table:table-cell table:style-name="ce14" table:formula="of:=SUM([.C32:.C35])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balhos-iterações" table:style-name="ta8">
        <table:table-column table:style-name="co37" table:default-cell-style-name="ce2"/>
        <table:table-column table:style-name="co7" table:number-columns-repeated="2" table:default-cell-style-name="ce2"/>
        <table:table-column table:style-name="co38" table:default-cell-style-name="ce2"/>
        <table:table-column table:style-name="co7" table:default-cell-style-name="ce2"/>
        <table:table-column table:style-name="co39" table:default-cell-style-name="ce2"/>
        <table:table-column table:style-name="co40" table:default-cell-style-name="ce2"/>
        <table:table-column table:style-name="co7" table:number-columns-repeated="1017" table:default-cell-style-name="ce2"/>
        <table:table-row table:style-name="ro2"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Fi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8" office:value-type="string" calcext:value-type="string">
            <text:p>Iteração 1</text:p>
          </table:table-cell>
          <table:table-cell table:style-name="ce8" office:value-type="string" calcext:value-type="string">
            <text:p>Iteração 2</text:p>
          </table:table-cell>
          <table:table-cell table:style-name="ce8" office:value-type="string" calcext:value-type="string">
            <text:p>Iteração 3</text:p>
          </table:table-cell>
          <table:table-cell table:style-name="ce8" office:value-type="string" calcext:value-type="string">
            <text:p>Iteração 4</text:p>
          </table:table-cell>
          <table:table-cell table:style-name="ce8" office:value-type="string" calcext:value-type="string">
            <text:p>Iteração 5</text:p>
          </table:table-cell>
          <table:table-cell table:style-name="ce8" office:value-type="string" calcext:value-type="string">
            <text:p>Iteração 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onzalez19:visual</text:p>
          </table:table-cell>
          <table:table-cell table:style-name="ce16" office:value-type="string" calcext:value-type="string">
            <text:p>sun13:enabling</text:p>
          </table:table-cell>
          <table:table-cell table:style-name="ce16" office:value-type="string" calcext:value-type="string">
            <text:p>nielsen16:supporting</text:p>
          </table:table-cell>
          <table:table-cell table:style-name="ce16" office:value-type="string" calcext:value-type="string">
            <text:p>vlantis18:line</text:p>
          </table:table-cell>
          <table:table-cell table:style-name="ce16" office:value-type="string" calcext:value-type="string">
            <text:p>peng15:analytical</text:p>
          </table:table-cell>
          <table:table-cell table:style-name="ce17" office:value-type="string" calcext:value-type="string">
            <text:p>kalamaras18:toward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benjemmaa19:design</text:p>
          </table:table-cell>
          <table:table-cell table:style-name="ce16" office:value-type="string" calcext:value-type="string">
            <text:p>bello18:integrating</text:p>
          </table:table-cell>
          <table:table-cell table:style-name="ce16" office:value-type="string" calcext:value-type="string">
            <text:p>venna16:visual</text:p>
          </table:table-cell>
          <table:table-cell table:style-name="ce16" office:value-type="string" calcext:value-type="string">
            <text:p>su18:reconfigurable</text:p>
          </table:table-cell>
          <table:table-cell table:style-name="ce16" office:value-type="string" calcext:value-type="string">
            <text:p>sim15:analyzethis</text:p>
          </table:table-cell>
          <table:table-cell table:style-name="ce18" office:value-type="string" calcext:value-type="string">
            <text:p>wiener17:tam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van09:squavisit</text:p>
          </table:table-cell>
          <table:table-cell table:style-name="ce16" office:value-type="string" calcext:value-type="string">
            <text:p>jonsson19:inviwo</text:p>
          </table:table-cell>
          <table:table-cell table:style-name="ce16" office:value-type="string" calcext:value-type="string">
            <text:p>al14:visual</text:p>
          </table:table-cell>
          <table:table-cell table:style-name="ce16" office:value-type="string" calcext:value-type="string">
            <text:p>klein15:runtime</text:p>
          </table:table-cell>
          <table:table-cell table:style-name="ce16" office:value-type="string" calcext:value-type="string">
            <text:p>benzaken11:ediflow</text:p>
          </table:table-cell>
          <table:table-cell table:style-name="ce18" office:value-type="string" calcext:value-type="string">
            <text:p>guo12:wm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uo15:visualization</text:p>
          </table:table-cell>
          <table:table-cell table:style-name="ce16" office:value-type="string" calcext:value-type="string">
            <text:p>zhang15:iterative</text:p>
          </table:table-cell>
          <table:table-cell table:style-name="ce16" office:value-type="string" calcext:value-type="string">
            <text:p>benjamin16:semantic</text:p>
          </table:table-cell>
          <table:table-cell table:style-name="ce16" office:value-type="string" calcext:value-type="string">
            <text:p>kalinin17:socrat</text:p>
          </table:table-cell>
          <table:table-cell table:style-name="ce16" office:value-type="string" calcext:value-type="string">
            <text:p>tahir14:geovisual</text:p>
          </table:table-cell>
          <table:table-cell table:style-name="ce17" office:value-type="string" calcext:value-type="string">
            <text:p>tamura19:integrat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rudikowa18:general</text:p>
          </table:table-cell>
          <table:table-cell table:style-name="ce16" office:value-type="string" calcext:value-type="string">
            <text:p>gatto12:multi</text:p>
          </table:table-cell>
          <table:table-cell table:style-name="ce16" office:value-type="string" calcext:value-type="string">
            <text:p>chiang19:towards</text:p>
          </table:table-cell>
          <table:table-cell table:style-name="ce16" office:value-type="string" calcext:value-type="string">
            <text:p>dowson09:visual</text:p>
          </table:table-cell>
          <table:table-cell table:style-name="ce16" office:value-type="string" calcext:value-type="string">
            <text:p>puchta19:contributing</text:p>
          </table:table-cell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tomko12:design</text:p>
          </table:table-cell>
          <table:table-cell table:style-name="ce16" office:value-type="string" calcext:value-type="string">
            <text:p>alonso17:multilayer</text:p>
          </table:table-cell>
          <table:table-cell table:style-name="ce16" office:value-type="string" calcext:value-type="string">
            <text:p>park16:visual</text:p>
          </table:table-cell>
          <table:table-cell table:style-name="ce16" office:value-type="string" calcext:value-type="string">
            <text:p>willems10:integrated</text:p>
          </table:table-cell>
          <table:table-cell table:style-name="ce16" office:value-type="string" calcext:value-type="string">
            <text:p>scharl16:scalable</text:p>
          </table:table-cell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duran17:architectural</text:p>
          </table:table-cell>
          <table:table-cell table:style-name="ce16" office:value-type="string" calcext:value-type="string">
            <text:p>larranaga18:supporting</text:p>
          </table:table-cell>
          <table:table-cell table:style-name="ce16" office:value-type="string" calcext:value-type="string">
            <text:p>kandogan14:reference</text:p>
          </table:table-cell>
          <table:table-cell table:style-name="ce16" office:value-type="string" calcext:value-type="string">
            <text:p>fortenbacher13:lemo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gerasch14:bina</text:p>
          </table:table-cell>
          <table:table-cell table:style-name="ce16" office:value-type="string" calcext:value-type="string">
            <text:p>chae16:comparison</text:p>
          </table:table-cell>
          <table:table-cell table:style-name="ce16" office:value-type="string" calcext:value-type="string">
            <text:p>pezzotti17:deepeyes</text:p>
          </table:table-cell>
          <table:table-cell table:style-name="ce16" office:value-type="string" calcext:value-type="string">
            <text:p>vandecasteele16:reasoning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li15:geoda</text:p>
          </table:table-cell>
          <table:table-cell table:style-name="Default"/>
          <table:table-cell table:style-name="ce16" office:value-type="string" calcext:value-type="string">
            <text:p>fulmer19:imweb</text:p>
          </table:table-cell>
          <table:table-cell table:style-name="ce16" office:value-type="string" calcext:value-type="string">
            <text:p>pezanowski18:senseplace3</text:p>
          </table:table-cell>
          <table:table-cell table:style-name="ce16"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15" office:value-type="string" calcext:value-type="string">
            <text:p>segura17:historyviewer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2"/>
          <table:table-cell table:style-name="ce8"/>
          <table:table-cell table:number-columns-repeated="1014"/>
        </table:table-row>
        <table:table-row table:style-name="ro2">
          <table:table-cell table:style-name="ce15" office:value-type="string" calcext:value-type="string">
            <text:p>cai14:visual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15" office:value-type="string" calcext:value-type="string">
            <text:p>eaglin15:ensemble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15" office:value-type="string" calcext:value-type="string">
            <text:p>leony12:glass</text:p>
          </table:table-cell>
          <table:table-cell table:style-name="ce16" table:number-columns-repeated="6"/>
          <table:table-cell table:number-columns-repeated="1017"/>
        </table:table-row>
        <table:table-row table:style-name="ro2">
          <table:table-cell table:style-name="ce15" office:value-type="string" calcext:value-type="string">
            <text:p>roy17:towards</text:p>
          </table:table-cell>
          <table:table-cell table:style-name="ce16" table:number-columns-repeated="6"/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ce16" table:number-columns-repeated="3"/>
          <table:table-cell table:number-columns-repeated="1017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SUM([.A18:.F18])"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todos.B1:todos.J51" table:display-filter-buttons="true"/>
        <table:database-range table:name="__Anonymous_Sheet_DB__5" table:target-range-address="'taxonomia-final'.B1:'taxonomia-final'.H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style:font-family-generic="swiss" fo:font-size="11pt" style:font-name-asian="WenQuanYi Micro Hei" style:font-family-asian="'WenQuanYi Micro Hei'" style:font-family-generic-asian="system" style:font-pitch-asian="variable" style:font-size-asian="11pt" style:font-name-complex="Liberation sans1" style:font-family-complex="'Liberation sans1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svg:height="3.53mm" fo:margin-left="0mm" fo:margin-right="0mm" fo:margin-bottom="0mm"/>
      </style:header-style>
      <style:footer-style>
        <style:header-footer-properties svg:height="3.53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15mm"/>
      </style:header-style>
      <style:footer-style>
        <style:header-footer-properties fo:min-height="26.04mm" fo:margin-left="0mm" fo:margin-right="0mm" fo:margin-top="22.15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8.01mm" fo:margin-bottom="8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hecimento" style:display-name="PageStyle_Conhecimen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dos" style:display-name="PageStyle_D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Visualização" style:display-name="PageStyle_Visualizaç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odelos" style:display-name="PageStyle_Model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xonomia-final" style:display-name="PageStyle_taxonomia-fin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balhos-iterações" style:display-name="PageStyle_trabalhos-iteraçõ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dos" style:display-name="PageStyle_todo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7:00:26</meta:creation-date>
    <dc:language>pt-BR</dc:language>
    <dc:date>2021-04-22T15:10:53</dc:date>
    <meta:editing-cycles>3</meta:editing-cycles>
    <meta:editing-duration>PT10M</meta:editing-duration>
    <meta:generator>LibreOffice/5.1.6.2$Linux_X86_64 LibreOffice_project/10m0$Build-2</meta:generator>
    <meta:document-statistic meta:table-count="8" meta:cell-count="1038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stroke="none" svg:stroke-width="17.798cm" draw:fill-color="#004586"/>
    </style:style>
    <style:style style:name="ch9" style:family="chart">
      <style:chart-properties chart:solid-type="cuboid"/>
      <style:graphic-properties draw:stroke="none" draw:fill-color="#ff420e"/>
    </style:style>
    <style:style style:name="ch10" style:family="chart">
      <style:chart-properties chart:solid-type="cuboid"/>
      <style:graphic-properties draw:stroke="none" draw:fill-color="#ffd320"/>
    </style:style>
    <style:style style:name="ch11" style:family="chart">
      <style:chart-properties chart:solid-type="cuboid"/>
      <style:graphic-properties draw:stroke="none" svg:stroke-width="5741.852cm"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82cm" svg:height="6.64cm" xlink:href=".." xlink:type="simple" chart:class="chart:bar" chart:style-name="ch1">
        <chart:legend chart:legend-position="end" svg:x="7.975cm" svg:y="3.021cm" style:legend-expansion="high" chart:style-name="ch2"/>
        <chart:plot-area chart:style-name="ch3" table:cell-range-address="graficos.A1:graficos.B5" chart:data-source-has-labels="both" svg:x="0.216cm" svg:y="0.132cm" svg:width="7.543cm" svg:height="6.376cm">
          <chartooo:coordinate-region svg:x="1.957cm" svg:y="0.132cm" svg:width="5.271cm" svg:height="5.932cm"/>
          <chart:axis chart:dimension="x" chart:name="primary-x" chart:style-name="ch4" chartooo:axis-type="auto">
            <chartooo:date-scale/>
            <chart:categories table:cell-range-address="graficos.A2:grafico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:graficos.B5" chart:label-cell-address="graficos.B1:graficos.B1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nsão VA</text:p>
                <draw:g>
                  <svg:desc>graficos.B1:grafic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ização</text:p>
                <draw:g>
                  <svg:desc>graficos.A2:graficos.A5</svg:desc>
                </draw:g>
              </table:table-cell>
              <table:table-cell office:value-type="float" office:value="14">
                <text:p>14</text:p>
                <draw:g>
                  <svg:desc>graficos.B2:graficos.B5</svg:desc>
                </draw:g>
              </table:table-cell>
            </table:table-row>
            <table:table-row>
              <table:table-cell office:value-type="string">
                <text:p>Modelo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do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hecimento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stroke="none" svg:stroke-width="17.798cm" draw:fill-color="#004586"/>
    </style:style>
    <style:style style:name="ch9" style:family="chart">
      <style:chart-properties chart:solid-type="cuboid"/>
      <style:graphic-properties draw:stroke="none"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105cm" svg:height="4.232cm" xlink:href=".." xlink:type="simple" chart:class="chart:bar" chart:style-name="ch1">
        <chart:legend chart:legend-position="end" svg:x="7.948cm" svg:y="1.817cm" style:legend-expansion="high" chart:style-name="ch2"/>
        <chart:plot-area chart:style-name="ch3" table:cell-range-address="graficos.A15:graficos.B16" chart:data-source-has-labels="column" svg:x="0.202cm" svg:y="0.084cm" svg:width="7.544cm" svg:height="4.064cm">
          <chartooo:coordinate-region svg:x="2.605cm" svg:y="0.084cm" svg:width="4.822cm" svg:height="3.62cm"/>
          <chart:axis chart:dimension="x" chart:name="primary-x" chart:style-name="ch4" chartooo:axis-type="auto">
            <chartooo:date-scale/>
            <chart:categories table:cell-range-address="graficos.A15:grafic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15:graficos.B1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Heterogêneas</text:p>
                <draw:g>
                  <svg:desc>graficos.A15:graficos.A16</svg:desc>
                </draw:g>
              </table:table-cell>
              <table:table-cell office:value-type="float" office:value="24">
                <text:p>24</text:p>
                <draw:g>
                  <svg:desc>graficos.B15:graficos.B16</svg:desc>
                </draw:g>
              </table:table-cell>
            </table:table-row>
            <table:table-row>
              <table:table-cell office:value-type="string">
                <text:p>Não Heterogênea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stroke="none" svg:stroke-width="17.798cm"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stroke="none" draw:fill-color="#ffd320"/>
    </style:style>
    <style:style style:name="ch11" style:family="chart">
      <style:chart-properties chart:solid-type="cuboid"/>
      <style:graphic-properties draw:stroke="none" svg:stroke-width="5741.852cm"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105cm" svg:height="6.481cm" xlink:href=".." xlink:type="simple" chart:class="chart:bar" chart:style-name="ch1">
        <chart:legend chart:legend-position="end" svg:x="7.948cm" svg:y="2.941cm" style:legend-expansion="high" chart:style-name="ch2"/>
        <chart:plot-area chart:style-name="ch3" table:cell-range-address="graficos.A20:graficos.B23" chart:data-source-has-labels="column" svg:x="0.202cm" svg:y="0.129cm" svg:width="7.544cm" svg:height="6.223cm">
          <chartooo:coordinate-region svg:x="1.599cm" svg:y="0.129cm" svg:width="5.96cm" svg:height="5.779cm"/>
          <chart:axis chart:dimension="x" chart:name="primary-x" chart:style-name="ch4" chartooo:axis-type="auto">
            <chartooo:date-scale/>
            <chart:categories table:cell-range-address="graficos.A20:grafico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0:graficos.B2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Hardware</text:p>
                <draw:g>
                  <svg:desc>graficos.A20:graficos.A23</svg:desc>
                </draw:g>
              </table:table-cell>
              <table:table-cell office:value-type="float" office:value="1">
                <text:p>1</text:p>
                <draw:g>
                  <svg:desc>graficos.B20:graficos.B23</svg:desc>
                </draw:g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íbrid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GB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stroke="none"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079cm" svg:height="6.243cm" xlink:href=".." xlink:type="simple" chart:class="chart:bar" chart:style-name="ch1">
        <chart:legend chart:legend-position="end" svg:x="7.922cm" svg:y="2.822cm" style:legend-expansion="high" chart:style-name="ch2"/>
        <chart:plot-area chart:style-name="ch3" table:cell-range-address="graficos.A27:graficos.B28" chart:data-source-has-labels="column" svg:x="0.201cm" svg:y="0.124cm" svg:width="7.52cm" svg:height="5.995cm">
          <chartooo:coordinate-region svg:x="1.995cm" svg:y="0.124cm" svg:width="5.539cm" svg:height="5.552cm"/>
          <chart:axis chart:dimension="x" chart:name="primary-x" chart:style-name="ch4" chartooo:axis-type="auto">
            <chartooo:date-scale/>
            <chart:categories table:cell-range-address="graficos.A27:graficos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7:graficos.B28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Estrutural</text:p>
                <draw:g>
                  <svg:desc>graficos.A27:graficos.A28</svg:desc>
                </draw:g>
              </table:table-cell>
              <table:table-cell office:value-type="float" office:value="39">
                <text:p>39</text:p>
                <draw:g>
                  <svg:desc>graficos.B27:graficos.B28</svg:desc>
                </draw:g>
              </table:table-cell>
            </table:table-row>
            <table:table-row>
              <table:table-cell office:value-type="string">
                <text:p>Processo VA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stroke="none" svg:stroke-width="17.798cm" draw:fill-color="#004586"/>
    </style:style>
    <style:style style:name="ch9" style:family="chart">
      <style:chart-properties chart:solid-type="cuboid"/>
      <style:graphic-properties draw:stroke="none" draw:fill-color="#ff420e"/>
    </style:style>
    <style:style style:name="ch10" style:family="chart">
      <style:chart-properties chart:solid-type="cuboid"/>
      <style:graphic-properties draw:stroke="none" draw:fill-color="#ffd320"/>
    </style:style>
    <style:style style:name="ch11" style:family="chart">
      <style:chart-properties chart:solid-type="cuboid"/>
      <style:graphic-properties draw:stroke="none" svg:stroke-width="5741.852cm"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567cm" svg:height="7.698cm" xlink:href=".." xlink:type="simple" chart:class="chart:bar" chart:style-name="ch1">
        <chart:legend chart:legend-position="end" svg:x="10.41cm" svg:y="3.55cm" style:legend-expansion="high" chart:style-name="ch2"/>
        <chart:plot-area chart:style-name="ch3" table:cell-range-address="graficos.A32:graficos.B35" chart:data-source-has-labels="column" svg:x="0.251cm" svg:y="0.153cm" svg:width="9.908cm" svg:height="7.392cm">
          <chartooo:coordinate-region svg:x="1.887cm" svg:y="0.153cm" svg:width="8.085cm" svg:height="6.948cm"/>
          <chart:axis chart:dimension="x" chart:name="primary-x" chart:style-name="ch4" chartooo:axis-type="auto">
            <chartooo:date-scale/>
            <chart:categories table:cell-range-address="graficos.A32:grafico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32:graficos.B35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Serviço</text:p>
                <draw:g>
                  <svg:desc>graficos.A32:graficos.A35</svg:desc>
                </draw:g>
              </table:table-cell>
              <table:table-cell office:value-type="float" office:value="12">
                <text:p>12</text:p>
                <draw:g>
                  <svg:desc>graficos.B32:graficos.B35</svg:desc>
                </draw:g>
              </table:table-cell>
            </table:table-row>
            <table:table-row>
              <table:table-cell office:value-type="string">
                <text:p>Arquitetur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GB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íbrida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